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08000004B0B1B588524BA83F6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char" svg:x="-1.588cm" svg:y="-0.794cm" svg:width="10.04cm" svg:height="6.669cm" draw:z-index="0"><draw:image xlink:href="Pictures/1000000100000708000004B0B1B588524BA83F66.png" xlink:type="simple" xlink:show="embed" xlink:actuate="onLoad" draw:mime-type="image/png"/></draw:frame><draw:frame draw:style-name="fr1" draw:name="Immagine2" text:anchor-type="char" svg:x="-1.588cm" svg:y="6.207cm" svg:width="10.04cm" svg:height="6.669cm" draw:z-index="1"><draw:image xlink:href="Pictures/1000000100000708000004B0B1B588524BA83F66.png" xlink:type="simple" xlink:show="embed" xlink:actuate="onLoad" draw:mime-type="image/png"/></draw:frame><draw:frame draw:style-name="fr1" draw:name="Immagine3" text:anchor-type="char" svg:x="-1.588cm" svg:y="13.208cm" svg:width="10.04cm" svg:height="6.669cm" draw:z-index="2"><draw:image xlink:href="Pictures/1000000100000708000004B0B1B588524BA83F66.png" xlink:type="simple" xlink:show="embed" xlink:actuate="onLoad" draw:mime-type="image/png"/></draw:frame><draw:frame draw:style-name="fr1" draw:name="Immagine4" text:anchor-type="char" svg:x="-1.588cm" svg:y="20.031cm" svg:width="10.04cm" svg:height="6.669cm" draw:z-index="3"><draw:image xlink:href="Pictures/1000000100000708000004B0B1B588524BA83F66.png" xlink:type="simple" xlink:show="embed" xlink:actuate="onLoad" draw:mime-type="image/png"/></draw:frame><draw:frame draw:style-name="fr1" draw:name="Immagine5" text:anchor-type="char" svg:x="8.724cm" svg:y="-0.794cm" svg:width="10.04cm" svg:height="6.669cm" draw:z-index="4"><draw:image xlink:href="Pictures/1000000100000708000004B0B1B588524BA83F66.png" xlink:type="simple" xlink:show="embed" xlink:actuate="onLoad" draw:mime-type="image/png"/></draw:frame><draw:frame draw:style-name="fr1" draw:name="Immagine6" text:anchor-type="char" svg:x="8.724cm" svg:y="6.207cm" svg:width="10.04cm" svg:height="6.669cm" draw:z-index="5"><draw:image xlink:href="Pictures/1000000100000708000004B0B1B588524BA83F66.png" xlink:type="simple" xlink:show="embed" xlink:actuate="onLoad" draw:mime-type="image/png"/></draw:frame><draw:frame draw:style-name="fr1" draw:name="Immagine7" text:anchor-type="char" svg:x="8.724cm" svg:y="13.208cm" svg:width="10.04cm" svg:height="6.669cm" draw:z-index="6"><draw:image xlink:href="Pictures/1000000100000708000004B0B1B588524BA83F66.png" xlink:type="simple" xlink:show="embed" xlink:actuate="onLoad" draw:mime-type="image/png"/></draw:frame><draw:frame draw:style-name="fr1" draw:name="Immagine8" text:anchor-type="char" svg:x="8.724cm" svg:y="20.032cm" svg:width="10.04cm" svg:height="6.669cm" draw:z-index="7"><draw:image xlink:href="Pictures/1000000100000708000004B0B1B588524BA83F6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6T14:32:53.768293026</meta:creation-date>
    <meta:print-date>2022-06-26T14:52:05.846214334</meta:print-date>
    <dc:date>2022-06-26T14:53:22.677513162</dc:date>
    <meta:editing-duration>P0D</meta:editing-duration>
    <meta:editing-cycles>1</meta:editing-cycles>
    <meta:document-statistic meta:table-count="0" meta:image-count="8" meta:object-count="0" meta:page-count="1" meta:paragraph-count="0" meta:word-count="0" meta:character-count="0" meta:non-whitespace-character-count="0"/>
    <meta:generator>LibreOffice/7.3.3.2$Linux_X86_64 LibreOffice_project/30$Build-2</meta:generator>
  </office:meta>
</office:document-meta>
</file>